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5983b0" officeooo:rsid="00247de8" officeooo:paragraph-rsid="00247de8"/>
    </style:style>
    <style:style style:name="P2" style:family="paragraph" style:parent-style-name="Preformatted_20_Text">
      <style:paragraph-properties fo:text-align="center" style:justify-single-word="false"/>
      <style:text-properties fo:color="#5983b0"/>
    </style:style>
    <style:style style:name="P3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5983b0"/>
    </style:style>
    <style:style style:name="P4" style:family="paragraph" style:parent-style-name="Standard">
      <style:text-properties officeooo:rsid="00211332" officeooo:paragraph-rsid="00211332"/>
    </style:style>
    <style:style style:name="P5" style:family="paragraph" style:parent-style-name="Standard">
      <style:text-properties fo:font-weight="bold" officeooo:rsid="00211332" officeooo:paragraph-rsid="00211332" style:font-weight-asian="bold" style:font-weight-complex="bold"/>
    </style:style>
    <style:style style:name="P6" style:family="paragraph" style:parent-style-name="Standard">
      <style:text-properties officeooo:rsid="0022bca0" officeooo:paragraph-rsid="0022bca0"/>
    </style:style>
    <style:style style:name="P7" style:family="paragraph" style:parent-style-name="Standard">
      <style:text-properties fo:color="#ffff00" officeooo:rsid="0022bca0" officeooo:paragraph-rsid="0022bca0"/>
    </style:style>
    <style:style style:name="P8" style:family="paragraph" style:parent-style-name="Standard" style:list-style-name="L1">
      <style:text-properties officeooo:paragraph-rsid="0022bca0"/>
    </style:style>
    <style:style style:name="P9" style:family="paragraph" style:parent-style-name="Standard" style:list-style-name="L1">
      <style:text-properties officeooo:paragraph-rsid="00234ee4"/>
    </style:style>
    <style:style style:name="P10" style:family="paragraph" style:parent-style-name="Standard" style:list-style-name="L1">
      <style:text-properties officeooo:rsid="00234ee4" officeooo:paragraph-rsid="00234ee4"/>
    </style:style>
    <style:style style:name="P11" style:family="paragraph" style:parent-style-name="Standard" style:list-style-name="L1">
      <style:text-properties fo:color="#5eb91e" officeooo:rsid="00234ee4" officeooo:paragraph-rsid="00234ee4"/>
    </style:style>
    <style:style style:name="P12" style:family="paragraph" style:parent-style-name="Standard" style:list-style-name="L2">
      <style:text-properties fo:color="#5eb91e" officeooo:rsid="00247de8" officeooo:paragraph-rsid="00247de8"/>
    </style:style>
    <style:style style:name="P13" style:family="paragraph" style:parent-style-name="Standard" style:list-style-name="L4">
      <style:text-properties fo:color="#5eb91e" officeooo:rsid="0025ff91" officeooo:paragraph-rsid="0025ff91"/>
    </style:style>
    <style:style style:name="P14" style:family="paragraph" style:parent-style-name="Standard" style:list-style-name="L4">
      <style:text-properties fo:color="#5eb91e" officeooo:rsid="0026d0db" officeooo:paragraph-rsid="0026d0db"/>
    </style:style>
    <style:style style:name="P15" style:family="paragraph" style:parent-style-name="Standard" style:list-style-name="L4">
      <style:text-properties fo:color="#5eb91e" officeooo:rsid="0028c58d" officeooo:paragraph-rsid="0028c58d"/>
    </style:style>
    <style:style style:name="P16" style:family="paragraph" style:parent-style-name="Standard">
      <style:text-properties fo:color="#5eb91e" officeooo:rsid="00211332" officeooo:paragraph-rsid="00211332"/>
    </style:style>
    <style:style style:name="P17" style:family="paragraph" style:parent-style-name="Standard" style:list-style-name="L4">
      <style:text-properties fo:color="#5eb91e" officeooo:rsid="00293449" officeooo:paragraph-rsid="00293449"/>
    </style:style>
    <style:style style:name="P18" style:family="paragraph" style:parent-style-name="Standard" style:list-style-name="L1">
      <style:text-properties fo:color="#ffffff" officeooo:rsid="00234ee4" officeooo:paragraph-rsid="00234ee4"/>
    </style:style>
    <style:style style:name="P19" style:family="paragraph" style:parent-style-name="Standard" style:list-style-name="L1">
      <style:text-properties fo:color="#ffffff" officeooo:rsid="00247de8" officeooo:paragraph-rsid="00247de8"/>
    </style:style>
    <style:style style:name="P20" style:family="paragraph" style:parent-style-name="Standard" style:list-style-name="L2">
      <style:text-properties fo:color="#ffffff" officeooo:rsid="00247de8" officeooo:paragraph-rsid="00247de8"/>
    </style:style>
    <style:style style:name="P21" style:family="paragraph" style:parent-style-name="Standard">
      <style:text-properties fo:color="#ffffff" officeooo:rsid="0025ff91" officeooo:paragraph-rsid="0025ff91"/>
    </style:style>
    <style:style style:name="P22" style:family="paragraph" style:parent-style-name="Standard" style:list-style-name="L4">
      <style:text-properties fo:color="#ffffff" officeooo:rsid="0026d0db" officeooo:paragraph-rsid="0026d0db"/>
    </style:style>
    <style:style style:name="P23" style:family="paragraph" style:parent-style-name="Standard" style:list-style-name="L4">
      <style:text-properties fo:color="#ffffff" officeooo:rsid="0028c58d" officeooo:paragraph-rsid="0028c58d"/>
    </style:style>
    <style:style style:name="P24" style:family="paragraph" style:parent-style-name="Standard" style:list-style-name="L4">
      <style:text-properties fo:color="#ffffff" officeooo:rsid="00293449" officeooo:paragraph-rsid="00293449"/>
    </style:style>
    <style:style style:name="P25" style:family="paragraph" style:parent-style-name="Standard" style:list-style-name="L1">
      <style:text-properties fo:color="#468a1a" officeooo:rsid="00234ee4" officeooo:paragraph-rsid="00234ee4"/>
    </style:style>
    <style:style style:name="P26" style:family="paragraph" style:parent-style-name="Standard" style:list-style-name="L4">
      <style:text-properties fo:color="#468a1a" officeooo:rsid="00293449" officeooo:paragraph-rsid="00293449"/>
    </style:style>
    <style:style style:name="P27" style:family="paragraph" style:parent-style-name="Standard">
      <style:paragraph-properties fo:text-align="center" style:justify-single-word="false"/>
      <style:text-properties fo:color="#5983b0" officeooo:paragraph-rsid="0028c58d"/>
    </style:style>
    <style:style style:name="P28" style:family="paragraph" style:parent-style-name="Standard" style:list-style-name="L4">
      <style:text-properties officeooo:paragraph-rsid="0025ff91"/>
    </style:style>
    <style:style style:name="P29" style:family="paragraph" style:parent-style-name="Standard" style:list-style-name="L4">
      <style:text-properties officeooo:paragraph-rsid="0028c58d"/>
    </style:style>
    <style:style style:name="P30" style:family="paragraph" style:parent-style-name="Standard" style:list-style-name="L4">
      <style:text-properties officeooo:rsid="0025ff91" officeooo:paragraph-rsid="0025ff91"/>
    </style:style>
    <style:style style:name="P31" style:family="paragraph" style:parent-style-name="Standard">
      <style:text-properties officeooo:paragraph-rsid="0025ff91"/>
    </style:style>
    <style:style style:name="P32" style:family="paragraph" style:parent-style-name="Standard" style:list-style-name="L4">
      <style:text-properties officeooo:rsid="0028c58d" officeooo:paragraph-rsid="0028c58d"/>
    </style:style>
    <style:style style:name="T1" style:family="text">
      <style:text-properties officeooo:rsid="0022bca0"/>
    </style:style>
    <style:style style:name="T2" style:family="text">
      <style:text-properties fo:color="#ffffff"/>
    </style:style>
    <style:style style:name="T3" style:family="text">
      <style:text-properties fo:color="#ffffff" officeooo:rsid="00234ee4"/>
    </style:style>
    <style:style style:name="T4" style:family="text">
      <style:text-properties fo:color="#ffffff" officeooo:rsid="0025ff91"/>
    </style:style>
    <style:style style:name="T5" style:family="text">
      <style:text-properties fo:color="#5eb91e"/>
    </style:style>
    <style:style style:name="T6" style:family="text">
      <style:text-properties fo:color="#5eb91e" officeooo:rsid="0028c58d"/>
    </style:style>
    <style:style style:name="T7" style:family="text">
      <style:text-properties officeooo:rsid="00247de8"/>
    </style:style>
    <style:style style:name="T8" style:family="text">
      <style:text-properties officeooo:rsid="0025ff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umpy</text:p>
      <text:p text:style-name="P4"/>
      <text:p text:style-name="P7">Arrays</text:p>
      <text:p text:style-name="P6"/>
      <text:list xml:id="list1665266141" text:style-name="L1">
        <text:list-item>
          <text:p text:style-name="P8"><text:span text:style-name="T1">Create an empty array</text:span></text:p>
          <text:list>
            <text:list-item>
              <text:p text:style-name="P11">a = np.array([]) # where import numpy as np</text:p>
            </text:list-item>
          </text:list>
        </text:list-item>
        <text:list-item>
          <text:p text:style-name="P18">Create a 1 dimensional array</text:p>
          <text:list>
            <text:list-item>
              <text:p text:style-name="P11">a = np.array([5,8,2])</text:p>
            </text:list-item>
          </text:list>
        </text:list-item>
        <text:list-item>
          <text:p text:style-name="P18">Create a 2 Dimensional array</text:p>
          <text:list>
            <text:list-item>
              <text:p text:style-name="P11">b = np.array ([1,2,3], [4,5,6])</text:p>
            </text:list-item>
          </text:list>
        </text:list-item>
        <text:list-item>
          <text:p text:style-name="P18">Array functions</text:p>
          <text:list>
            <text:list-item>
              <text:p text:style-name="P18">Shape of the array</text:p>
              <text:list>
                <text:list-item>
                  <text:p text:style-name="P11">print(array.shape)</text:p>
                </text:list-item>
              </text:list>
            </text:list-item>
            <text:list-item>
              <text:p text:style-name="P18">Array Dimensions</text:p>
              <text:list>
                <text:list-item>
                  <text:p text:style-name="P11">print(array.ndim)</text:p>
                </text:list-item>
              </text:list>
            </text:list-item>
          </text:list>
        </text:list-item>
        <text:list-item>
          <text:p text:style-name="P9"><text:span text:style-name="T3">Create an array that is ordered (Note that arrays are zero indexed)</text:span></text:p>
          <text:list>
            <text:list-item>
              <text:p text:style-name="P10"><text:span text:style-name="T2">Create a single integer array</text:span></text:p>
              <text:list>
                <text:list-item>
                  <text:p text:style-name="P10"><text:span text:style-name="T2">Positive numbers only</text:span></text:p>
                  <text:list>
                    <text:list-item>
                      <text:p text:style-name="P10"><text:span text:style-name="T2">a=np.arrange(7)</text:span></text:p>
                    </text:list-item>
                  </text:list>
                </text:list-item>
                <text:list-item>
                  <text:p text:style-name="P10"><text:span text:style-name="T2">Create one with negative numbers</text:span></text:p>
                  <text:list>
                    <text:list-item>
                      <text:p text:style-name="P10"><text:span text:style-name="T2">b = np.arrange(-7,7)</text:span></text:p>
                    </text:list-item>
                  </text:list>
                </text:list-item>
                <text:list-item>
                  <text:p text:style-name="P10"><text:span text:style-name="T2">Create one with user defined start stop and steps</text:span></text:p>
                  <text:list>
                    <text:list-item>
                      <text:p text:style-name="P11">a2 = np.arange(start=-10, stop=10, step=2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Create an array that has values equidistant apart</text:p>
          <text:list>
            <text:list-item>
              <text:p text:style-name="P11">p = np.linspace(start = 1, stop = 20, num=10)</text:p>
            </text:list-item>
          </text:list>
        </text:list-item>
        <text:list-item>
          <text:p text:style-name="P18">Create an array of all zeroes (usually used for place holders <text:span text:style-name="T7">to</text:span> initializer</text:p>
          <text:list>
            <text:list-item>
              <text:p text:style-name="P25">a = <text:span text:style-name="T5">np.zeros ((3,2)) # creates an array that has 3 rows and 2 columns – all “0”</text:span></text:p>
            </text:list-item>
          </text:list>
        </text:list-item>
      </text:list>
      <text:p text:style-name="P1"><text:s/>[0. 0.]</text:p>
      <text:p text:style-name="P2"><text:s/>[0. 0.]</text:p>
      <text:p text:style-name="P3"><text:s/>[0. 0.]</text:p>
      <text:list xml:id="list211714249411597" text:continue-numbering="true" text:style-name="L1">
        <text:list-item>
          <text:p text:style-name="P19">Create an array of all ones</text:p>
          <text:list>
            <text:list-item>
              <text:p text:style-name="P19">a = np.ones ((3,2))</text:p>
            </text:list-item>
          </text:list>
        </text:list-item>
      </text:list>
      <text:p text:style-name="P1"><text:s/>[1. 1.]</text:p>
      <text:p text:style-name="P2"><text:s/>[1. 1.]</text:p>
      <text:p text:style-name="P3"><text:s/>[1. 1.]</text:p>
      <text:list xml:id="list2038388132" text:style-name="L2">
        <text:list-item>
          <text:p text:style-name="P20">Create an identity</text:p>
          <text:list>
            <text:list-item>
              <text:p text:style-name="P12">a = np.identity(2)</text:p>
            </text:list-item>
          </text:list>
        </text:list-item>
      </text:list>
      <text:p text:style-name="P1"><text:s/>[1. 0.]</text:p>
      <text:p text:style-name="P3"><text:s/>[0. 1.]</text:p>
      <text:list xml:id="list1023797137" text:style-name="L4">
        <text:list-item>
          <text:p text:style-name="P32"><text:span text:style-name="T4">C</text:span><text:span text:style-name="T2">reate an array of random numbers</text:span></text:p>
          <text:list>
            <text:list-item>
              <text:p text:style-name="P29"><text:span text:style-name="T6">a = np.random.rand(5, 5)*5 <text:s text:c="2"/># we *5 to make the decimal values into integers</text:span></text:p>
            </text:list-item>
            <text:list-item>
              <text:p text:style-name="P32"><text:span text:style-name="T6">p</text:span><text:span text:style-name="T5">rint(a.astype(np.int)</text:span></text:p>
            </text:list-item>
          </text:list>
        </text:list-item>
      </text:list>
      <text:p text:style-name="P27"><text:span text:style-name="T8">[3 <text:s/>1 <text:s/>2 <text:s/>2 <text:s/>3]</text:span></text:p>
      <text:p text:style-name="P2">[0 4 0 0 2]</text:p>
      <text:p text:style-name="P2">[4 4 0 1 2]</text:p>
      <text:p text:style-name="P2">[0 2 3 0 0]</text:p>
      <text:p text:style-name="P3">[2 1 3 3 3]</text:p>
      <text:p text:style-name="P31"><text:soft-page-break/><text:span text:style-name="T4"/></text:p>
      <text:list xml:id="list211714573841907" text:continue-numbering="true" text:style-name="L4">
        <text:list-item>
          <text:p text:style-name="P28"><text:span text:style-name="T4">Statistical properties of an array</text:span></text:p>
          <text:list>
            <text:list-item>
              <text:p text:style-name="P13">np.min(array)</text:p>
            </text:list-item>
            <text:list-item>
              <text:p text:style-name="P13">np.max(array)</text:p>
            </text:list-item>
            <text:list-item>
              <text:p text:style-name="P13">mp.mean(mean)</text:p>
            </text:list-item>
            <text:list-item>
              <text:p text:style-name="P13">median.(array)</text:p>
            </text:list-item>
            <text:list-item>
              <text:p text:style-name="P30"><text:span text:style-name="T2">Can also only calculate for rows or columns</text:span></text:p>
              <text:list>
                <text:list-item>
                  <text:p text:style-name="P13">np.mean(array, axis = 0) # columns</text:p>
                </text:list-item>
                <text:list-item>
                  <text:p text:style-name="P13">np.mean(array, axis = 1) # rows</text:p>
                </text:list-item>
              </text:list>
            </text:list-item>
          </text:list>
        </text:list-item>
        <text:list-item>
          <text:p text:style-name="P22">Rearrange an array</text:p>
          <text:list>
            <text:list-item>
              <text:p text:style-name="P14">array.reshape (2,4) <text:s/># assumes you are entering the proper dimensions so it will fit the data</text:p>
            </text:list-item>
            <text:list-item>
              <text:p text:style-name="P14">array.flatten() # changes data to 1D array</text:p>
            </text:list-item>
          </text:list>
        </text:list-item>
      </text:list>
      <text:p text:style-name="P21"/>
      <text:list xml:id="list211715148112163" text:continue-numbering="true" text:style-name="L4">
        <text:list-item>
          <text:p text:style-name="P22">Ravel (shallow copy)</text:p>
          <text:list>
            <text:list-item>
              <text:p text:style-name="P14">array.ravel() # still is pointing to the original memory space, just accessed at 2 different places</text:p>
            </text:list-item>
          </text:list>
        </text:list-item>
        <text:list-item>
          <text:p text:style-name="P22">Universal functions are called ufunc (i.e. <text:span text:style-name="T5">np.sin(a) </text:span>is a ufunc</text:p>
        </text:list-item>
        <text:list-item>
          <text:p text:style-name="P23">Print a value in an array object</text:p>
          <text:list>
            <text:list-item>
              <text:p text:style-name="P15">print( array[0,3] ) # <text:s/>prints first row, column 4</text:p>
            </text:list-item>
            <text:list-item>
              <text:p text:style-name="P15">print ( array[:1] ) <text:s/># <text:s/>The plank space means that it will print all rows)</text:p>
            </text:list-item>
          </text:list>
        </text:list-item>
        <text:list-item>
          <text:p text:style-name="P23">Broadcasting values to an array. This is an automatic feature of numpy</text:p>
          <text:list>
            <text:list-item>
              <text:p text:style-name="P15">a = np.array([[2, 4, 8], [3, 5, 7], [4, 6, 10]])</text:p>
            </text:list-item>
            <text:list-item>
              <text:p text:style-name="P15">b = np.array(-1) <text:s/>#adds -1 to each value. <text:s/></text:p>
            </text:list-item>
            <text:list-item>
              <text:p text:style-name="P15">c = a + b</text:p>
            </text:list-item>
            <text:list-item>
              <text:p text:style-name="P15">print(c)[ 0.90929743 <text:s/>0.14112001 -0.7568025 <text:s/>-0.95892427][ 0.90929743 <text:s/>0.14112001 -0.7568025 <text:s/>-0.95892427]</text:p>
            </text:list-item>
          </text:list>
        </text:list-item>
        <text:list-item>
          <text:p text:style-name="P23">Sort an array ( can be done permanently by<text:span text:style-name="T5"> array.sort()</text:span> )</text:p>
          <text:list>
            <text:list-item>
              <text:p text:style-name="P15">print(np.sort(a)) # sort(a, axis, kind, order)</text:p>
            </text:list-item>
            <text:list-item>
              <text:p text:style-name="P15">print(np.sort(a, axis = 0)) # along the column</text:p>
            </text:list-item>
            <text:list-item>
              <text:p text:style-name="P15">print(np.sort(a, axis = 1)) # along the row</text:p>
            </text:list-item>
          </text:list>
        </text:list-item>
        <text:list-item>
          <text:p text:style-name="P24">Return a random selection from an array</text:p>
          <text:list>
            <text:list-item>
              <text:p text:style-name="P17">print( np.random.choice(array) )</text:p>
            </text:list-item>
          </text:list>
        </text:list-item>
        <text:list-item>
          <text:p text:style-name="P24">Array Manipulation</text:p>
          <text:list>
            <text:list-item>
              <text:p text:style-name="P24">Array math (to dothis array 1’s columns much match array 2’s rows)</text:p>
              <text:list>
                <text:list-item>
                  <text:p text:style-name="P24">Element Math (each row/column is mathed against its mirror)</text:p>
                  <text:list>
                    <text:list-item>
                      <text:p text:style-name="P26">print (array1 * array2)</text:p>
                    </text:list-item>
                  </text:list>
                </text:list-item>
                <text:list-item>
                  <text:p text:style-name="P24">Do do matrix multiplication (different form element math) – 3 ways</text:p>
                  <text:list>
                    <text:list-item>
                      <text:p text:style-name="P26">np.dot (array1, array2)</text:p>
                    </text:list-item>
                    <text:list-item>
                      <text:p text:style-name="P26">array1 @ array2</text:p>
                    </text:list-item>
                    <text:list-item>
                      <text:p text:style-name="P26">np.matmul (array1, array2)</text:p>
                    </text:list-item>
                  </text:list>
                </text:list-item>
                <text:list-item>
                  <text:p text:style-name="P24">Transpose an array (Pivot table)</text:p>
                  <text:list>
                    <text:list-item>
                      <text:p text:style-name="P26">np.transpose(array)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33333" style:writing-mode="lr-tb" draw:fill="solid" draw:fill-color="#333333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0T20:13:57.631017243</meta:creation-date>
    <dc:date>2019-10-20T21:17:13.894366817</dc:date>
    <meta:editing-duration>PT39M56S</meta:editing-duration>
    <meta:editing-cycles>8</meta:editing-cycles>
    <meta:generator>LibreOffice/6.3.2.2$Linux_X86_64 LibreOffice_project/30$Build-2</meta:generator>
    <meta:document-statistic meta:table-count="0" meta:image-count="0" meta:object-count="0" meta:page-count="2" meta:paragraph-count="83" meta:word-count="534" meta:character-count="2767" meta:non-whitespace-character-count="2357"/>
  </office:meta>
</office:document-meta>
</file>